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59.8mm" svg:height="119.53mm" svg:x="7.97mm" svg:y="228.71mm">
            <loext:p draw:notify-on-update-of-ranges="Feuille1.A1:Feuille1.A1 Feuille1.A2:Feuille1.A23 Feuille1.G1:Feuille1.G1 Feuille1.G2:Feuille1.G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mm" svg:height="90.05mm" svg:x="11.81mm" svg:y="135.2mm">
            <loext:p draw:notify-on-update-of-ranges="Feuille1.A1:Feuille1.B1 Feuille1.C1:Feuille1.G1 Feuille1.A22:Feuille1.B22 Feuille1.C22:Feuille1.G22 Feuille1.A26:Feuille1.A26 Feuille1.C26:Feuille1.G26 Feuille1.A25:Feuille1.A25 Feuille1.C25:Feuille1.G25 Feuille1.A27:Feuille1.A27 Feuille1.C27:Feuille1.G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ROUND(AVERAGE([.C2];[.D2];[.E2];[.F2]);1)" office:value-type="float" office:value="10.5" calcext:value-type="float">
            <text:p>10,5</text:p>
          </table:table-cell>
          <table:table-cell table:formula="of:=IF([.G2] &gt;=10 AND([.C2]&gt;=10           OR           ([.E2]&gt;=10)) ; &quot;Validé&quot;; IF([.C2]&lt;&gt; &quot;Abs&quot; AND([.D2]&lt;&gt; &quot;Abs&quot;) AND([.E2]&lt;&gt; &quot;Abs&quot;)AND([.F2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AVERAGE([.C3];[.D3];[.E3];[.F3])" office:value-type="float" office:value="11.25" calcext:value-type="float">
            <text:p>11,3</text:p>
          </table:table-cell>
          <table:table-cell table:formula="of:=IF([.G3] &gt;=10 AND([.C3]&gt;=10           OR           ([.E3]&gt;=10)) ; &quot;Validé&quot;; IF([.C3]&lt;&gt; &quot;Abs&quot; AND([.D3]&lt;&gt; &quot;Abs&quot;) AND([.E3]&lt;&gt; &quot;Abs&quot;)AND([.F3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AVERAGE([.C4];[.D4];[.E4];[.F4])" office:value-type="float" office:value="11.5" calcext:value-type="float">
            <text:p>11,5</text:p>
          </table:table-cell>
          <table:table-cell table:formula="of:=IF([.G4] &gt;=10 AND([.C4]&gt;=10           OR           ([.E4]&gt;=10)) ; &quot;Validé&quot;; IF([.C4]&lt;&gt; &quot;Abs&quot; AND([.D4]&lt;&gt; &quot;Abs&quot;) AND([.E4]&lt;&gt; &quot;Abs&quot;)AND([.F4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bs</text:p>
          </table:table-cell>
          <table:table-cell table:formula="of:=AVERAGE([.C5];[.D5];[.E5];[.F5])" office:value-type="float" office:value="10.3333333333333" calcext:value-type="float">
            <text:p>10,3</text:p>
          </table:table-cell>
          <table:table-cell table:formula="of:=IF([.G5] &gt;=10 AND([.C5]&gt;=10           OR           ([.E5]&gt;=10)) ; &quot;Validé&quot;; IF([.C5]&lt;&gt; &quot;Abs&quot; AND([.D5]&lt;&gt; &quot;Abs&quot;) AND([.E5]&lt;&gt; &quot;Abs&quot;)AND([.F5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AVERAGE([.C6];[.D6];[.E6];[.F6])" office:value-type="float" office:value="11.5" calcext:value-type="float">
            <text:p>11,5</text:p>
          </table:table-cell>
          <table:table-cell table:formula="of:=IF([.G6] &gt;=10 AND([.C6]&gt;=10           OR           ([.E6]&gt;=10)) ; &quot;Validé&quot;; IF([.C6]&lt;&gt; &quot;Abs&quot; AND([.D6]&lt;&gt; &quot;Abs&quot;) AND([.E6]&lt;&gt; &quot;Abs&quot;)AND([.F6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7];[.D7];[.E7];[.F7])" office:value-type="float" office:value="9.25" calcext:value-type="float">
            <text:p>9,3</text:p>
          </table:table-cell>
          <table:table-cell table:formula="of:=IF([.G7] &gt;=10 AND([.C7]&gt;=10           OR           ([.E7]&gt;=10)) ; &quot;Validé&quot;; IF([.C7]&lt;&gt; &quot;Abs&quot; AND([.D7]&lt;&gt; &quot;Abs&quot;) AND([.E7]&lt;&gt; &quot;Abs&quot;)AND([.F7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C8];[.D8];[.E8];[.F8])" office:value-type="float" office:value="12" calcext:value-type="float">
            <text:p>12,0</text:p>
          </table:table-cell>
          <table:table-cell table:formula="of:=IF([.G8] &gt;=10 AND([.C8]&gt;=10           OR           ([.E8]&gt;=10)) ; &quot;Validé&quot;; IF([.C8]&lt;&gt; &quot;Abs&quot; AND([.D8]&lt;&gt; &quot;Abs&quot;) AND([.E8]&lt;&gt; &quot;Abs&quot;)AND([.F8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VERAGE([.C9];[.D9];[.E9];[.F9])" office:value-type="float" office:value="9.75" calcext:value-type="float">
            <text:p>9,8</text:p>
          </table:table-cell>
          <table:table-cell table:formula="of:=IF([.G9] &gt;=10 AND([.C9]&gt;=10           OR           ([.E9]&gt;=10)) ; &quot;Validé&quot;; IF([.C9]&lt;&gt; &quot;Abs&quot; AND([.D9]&lt;&gt; &quot;Abs&quot;) AND([.E9]&lt;&gt; &quot;Abs&quot;)AND([.F9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C10];[.D10];[.E10];[.F10])" office:value-type="float" office:value="9.25" calcext:value-type="float">
            <text:p>9,3</text:p>
          </table:table-cell>
          <table:table-cell table:formula="of:=IF([.G10] &gt;=10 AND([.C10]&gt;=10           OR           ([.E10]&gt;=10)) ; &quot;Validé&quot;; IF([.C10]&lt;&gt; &quot;Abs&quot; AND([.D10]&lt;&gt; &quot;Abs&quot;) AND([.E10]&lt;&gt; &quot;Abs&quot;)AND([.F10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AVERAGE([.C11];[.D11];[.E11];[.F11])" office:value-type="float" office:value="12.25" calcext:value-type="float">
            <text:p>12,3</text:p>
          </table:table-cell>
          <table:table-cell table:formula="of:=IF([.G11] &gt;=10 AND([.C11]&gt;=10           OR           ([.E11]&gt;=10)) ; &quot;Validé&quot;; IF([.C11]&lt;&gt; &quot;Abs&quot; AND([.D11]&lt;&gt; &quot;Abs&quot;) AND([.E11]&lt;&gt; &quot;Abs&quot;)AND([.F11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AVERAGE([.C12];[.D12];[.E12];[.F12])" office:value-type="float" office:value="11.75" calcext:value-type="float">
            <text:p>11,8</text:p>
          </table:table-cell>
          <table:table-cell table:formula="of:=IF([.G12] &gt;=10 AND([.C12]&gt;=10           OR           ([.E12]&gt;=10)) ; &quot;Validé&quot;; IF([.C12]&lt;&gt; &quot;Abs&quot; AND([.D12]&lt;&gt; &quot;Abs&quot;) AND([.E12]&lt;&gt; &quot;Abs&quot;)AND([.F12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C13];[.D13];[.E13];[.F13])" office:value-type="float" office:value="12" calcext:value-type="float">
            <text:p>12,0</text:p>
          </table:table-cell>
          <table:table-cell table:formula="of:=IF([.G13] &gt;=10 AND([.C13]&gt;=10           OR           ([.E13]&gt;=10)) ; &quot;Validé&quot;; IF([.C13]&lt;&gt; &quot;Abs&quot; AND([.D13]&lt;&gt; &quot;Abs&quot;) AND([.E13]&lt;&gt; &quot;Abs&quot;)AND([.F13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AVERAGE([.C14];[.D14];[.E14];[.F14])" office:value-type="float" office:value="11.3333333333333" calcext:value-type="float">
            <text:p>11,3</text:p>
          </table:table-cell>
          <table:table-cell table:formula="of:=IF([.G14] &gt;=10 AND([.C14]&gt;=10           OR           ([.E14]&gt;=10)) ; &quot;Validé&quot;; IF([.C14]&lt;&gt; &quot;Abs&quot; AND([.D14]&lt;&gt; &quot;Abs&quot;) AND([.E14]&lt;&gt; &quot;Abs&quot;)AND([.F14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AVERAGE([.C15];[.D15];[.E15];[.F15])" office:value-type="float" office:value="11.25" calcext:value-type="float">
            <text:p>11,3</text:p>
          </table:table-cell>
          <table:table-cell table:formula="of:=IF([.G15] &gt;=10 AND([.C15]&gt;=10           OR           ([.E15]&gt;=10)) ; &quot;Validé&quot;; IF([.C15]&lt;&gt; &quot;Abs&quot; AND([.D15]&lt;&gt; &quot;Abs&quot;) AND([.E15]&lt;&gt; &quot;Abs&quot;)AND([.F15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VERAGE([.C16];[.D16];[.E16];[.F16])" office:value-type="float" office:value="11.25" calcext:value-type="float">
            <text:p>11,3</text:p>
          </table:table-cell>
          <table:table-cell table:formula="of:=IF([.G16] &gt;=10 AND([.C16]&gt;=10           OR           ([.E16]&gt;=10)) ; &quot;Validé&quot;; IF([.C16]&lt;&gt; &quot;Abs&quot; AND([.D16]&lt;&gt; &quot;Abs&quot;) AND([.E16]&lt;&gt; &quot;Abs&quot;)AND([.F16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AVERAGE([.C17];[.D17];[.E17];[.F17])" office:value-type="float" office:value="13" calcext:value-type="float">
            <text:p>13,0</text:p>
          </table:table-cell>
          <table:table-cell table:formula="of:=IF([.G17] &gt;=10 AND([.C17]&gt;=10           OR           ([.E17]&gt;=10)) ; &quot;Validé&quot;; IF([.C17]&lt;&gt; &quot;Abs&quot; AND([.D17]&lt;&gt; &quot;Abs&quot;) AND([.E17]&lt;&gt; &quot;Abs&quot;)AND([.F17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C18];[.D18];[.E18];[.F18])" office:value-type="float" office:value="11.25" calcext:value-type="float">
            <text:p>11,3</text:p>
          </table:table-cell>
          <table:table-cell table:formula="of:=IF([.G18] &gt;=10 AND([.C18]&gt;=10           OR           ([.E18]&gt;=10)) ; &quot;Validé&quot;; IF([.C18]&lt;&gt; &quot;Abs&quot; AND([.D18]&lt;&gt; &quot;Abs&quot;) AND([.E18]&lt;&gt; &quot;Abs&quot;)AND([.F18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C19];[.D19];[.E19];[.F19])" office:value-type="float" office:value="9.25" calcext:value-type="float">
            <text:p>9,3</text:p>
          </table:table-cell>
          <table:table-cell table:formula="of:=IF([.G19] &gt;=10 AND([.C19]&gt;=10           OR           ([.E19]&gt;=10)) ; &quot;Validé&quot;; IF([.C19]&lt;&gt; &quot;Abs&quot; AND([.D19]&lt;&gt; &quot;Abs&quot;) AND([.E19]&lt;&gt; &quot;Abs&quot;)AND([.F19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C20];[.D20];[.E20];[.F20])" office:value-type="float" office:value="12.25" calcext:value-type="float">
            <text:p>12,3</text:p>
          </table:table-cell>
          <table:table-cell table:formula="of:=IF([.G20] &gt;=10 AND([.C20]&gt;=10           OR           ([.E20]&gt;=10)) ; &quot;Validé&quot;; IF([.C20]&lt;&gt; &quot;Abs&quot; AND([.D20]&lt;&gt; &quot;Abs&quot;) AND([.E20]&lt;&gt; &quot;Abs&quot;)AND([.F20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VERAGE([.C21];[.D21];[.E21];[.F21])" office:value-type="float" office:value="11.5" calcext:value-type="float">
            <text:p>11,5</text:p>
          </table:table-cell>
          <table:table-cell table:formula="of:=IF([.G21] &gt;=10 AND([.C21]&gt;=10           OR           ([.E21]&gt;=10)) ; &quot;Validé&quot;; IF([.C21]&lt;&gt; &quot;Abs&quot; AND([.D21]&lt;&gt; &quot;Abs&quot;) AND([.E21]&lt;&gt; &quot;Abs&quot;)AND([.F21]&lt;&gt; &quot;Abs&quot;); &quot;à repasser&quot;; &quot;non validé&quot;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C22];[.D22];[.E22];[.F22])" office:value-type="float" office:value="9" calcext:value-type="float">
            <text:p>9,0</text:p>
          </table:table-cell>
          <table:table-cell table:formula="of:=IF([.G22] &gt;=10 AND([.C22]&gt;=10           OR           ([.E22]&gt;=10)) ; &quot;Validé&quot;; IF([.C22]&lt;&gt; &quot;Abs&quot; AND([.D22]&lt;&gt; &quot;Abs&quot;) AND([.E22]&lt;&gt; &quot;Abs&quot;)AND([.F22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23];[.D23];[.E23];[.F23])" office:value-type="float" office:value="9" calcext:value-type="float">
            <text:p>9,0</text:p>
          </table:table-cell>
          <table:table-cell table:formula="of:=IF([.G23] &gt;=10 AND([.C23]&gt;=10           OR           ([.E23]&gt;=10)) ; &quot;Validé&quot;; IF([.C23]&lt;&gt; &quot;Abs&quot; AND([.D23]&lt;&gt; &quot;Abs&quot;) AND([.E23]&lt;&gt; &quot;Abs&quot;)AND([.F23]&lt;&gt; &quot;Abs&quot;); &quot;à repasser&quot;; &quot;non validé&quot;))" office:value-type="string" office:string-value="à repasser" calcext:value-type="string">
            <text:p>à repasser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Moyenne</text:p>
          </table:table-cell>
          <table:table-cell/>
          <table:table-cell table:style-name="ce1" table:formula="of:=AVERAGE([.C2:.C23])" office:value-type="float" office:value="6.95454545454545" calcext:value-type="float">
            <text:p>6,95</text:p>
          </table:table-cell>
          <table:table-cell table:style-name="ce1" table:formula="of:=AVERAGE([.D2:.D23])" office:value-type="float" office:value="14" calcext:value-type="float">
            <text:p>14</text:p>
          </table:table-cell>
          <table:table-cell table:style-name="ce1" table:formula="of:=AVERAGE([.E2:.E23])" office:value-type="float" office:value="9.76190476190476" calcext:value-type="float">
            <text:p>9,76</text:p>
          </table:table-cell>
          <table:table-cell table:style-name="ce1" table:formula="of:=AVERAGE([.F2:.F23])" office:value-type="float" office:value="13.1428571428571" calcext:value-type="float">
            <text:p>13,14</text:p>
          </table:table-cell>
          <table:table-cell table:style-name="ce1" table:formula="of:=AVERAGE([.G2:.G23])" office:value-type="float" office:value="10.9280303030303" calcext:value-type="float">
            <text:p>10,93</text:p>
          </table:table-cell>
          <table:table-cell/>
        </table:table-row>
        <table:table-row table:style-name="ro1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Default" table:formula="of:=MIN([.G2:.G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Default" table:formula="of:=MAX([.G2:.G23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b 10 ou plus</text:p>
          </table:table-cell>
          <table:table-cell/>
          <table:table-cell table:formula="of:=COUNTIF([.C2:.C23]; &quot;&gt;=10&quot;)" office:value-type="float" office:value="5" calcext:value-type="float">
            <text:p>5</text:p>
          </table:table-cell>
          <table:table-cell table:formula="of:=COUNTIF([.D2:.D23]; &quot;&gt;=10&quot;)" office:value-type="float" office:value="18" calcext:value-type="float">
            <text:p>18</text:p>
          </table:table-cell>
          <table:table-cell table:formula="of:=COUNTIF([.E2:.E23]; &quot;&gt;=10&quot;)" office:value-type="float" office:value="12" calcext:value-type="float">
            <text:p>12</text:p>
          </table:table-cell>
          <table:table-cell table:formula="of:=COUNTIF([.F2:.F23]; &quot;&gt;=10&quot;)" office:value-type="float" office:value="18" calcext:value-type="float">
            <text:p>18</text:p>
          </table:table-cell>
          <table:table-cell table:style-name="Default" table:formula="of:=COUNTIF([.G2:.G23]; &quot;&gt;=10&quot;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b 8 ou moins</text:p>
          </table:table-cell>
          <table:table-cell/>
          <table:table-cell table:formula="of:=COUNTIF([.C3:.C24]; &quot;&lt;=8&quot;)" office:value-type="float" office:value="16" calcext:value-type="float">
            <text:p>16</text:p>
          </table:table-cell>
          <table:table-cell table:formula="of:=COUNTIF([.D3:.D24]; &quot;&lt;=8&quot;)" office:value-type="float" office:value="3" calcext:value-type="float">
            <text:p>3</text:p>
          </table:table-cell>
          <table:table-cell table:formula="of:=COUNTIF([.E3:.E24]; &quot;&lt;=8&quot;)" office:value-type="float" office:value="4" calcext:value-type="float">
            <text:p>4</text:p>
          </table:table-cell>
          <table:table-cell table:formula="of:=COUNTIF([.F3:.F24]; &quot;&lt;=8&quot;)" office:value-type="float" office:value="1" calcext:value-type="float">
            <text:p>1</text:p>
          </table:table-cell>
          <table:table-cell table:style-name="Default" table:formula="of:=COUNTIF([.G3:.G24]; &quot;&lt;=8&quot;)" office:value-type="float" office:value="0" calcext:value-type="float">
            <text:p>0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9:07:28.49356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ominique Lachiver</meta:initial-creator>
    <meta:creation-date>2005-11-27T09:22:28</meta:creation-date>
    <dc:date>2016-11-29T19:45:27.320432684</dc:date>
    <dc:language>fr-FR</dc:language>
    <meta:editing-cycles>9</meta:editing-cycles>
    <meta:editing-duration>PT26M8S</meta:editing-duration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11.954cm" xlink:href=".." xlink:type="simple" chart:class="chart:bar" chart:style-name="ch1">
        <chart:title svg:x="5.953cm" svg:y="0.477cm" chart:style-name="ch2">
          <text:p>1er trimestre</text:p>
        </chart:title>
        <chart:legend svg:x="13.252cm" svg:y="0.447cm" style:legend-expansion="custom" chartooo:width="1.944cm" chartooo:height="0.795cm" style:legend-expansion-aspect-ratio="2.44528301886792" chart:style-name="ch3"/>
        <chart:plot-area chart:style-name="ch4" table:cell-range-address="Feuille1.A1:Feuille1.A23 Feuille1.G1:Feuille1.G23" chart:data-source-has-labels="both" svg:x="0.319cm" svg:y="1.393cm" svg:width="15.343cm" svg:height="10.322cm">
          <chartooo:coordinate-region svg:x="2.74cm" svg:y="1.393cm" svg:width="12.59cm" svg:height="9.675cm"/>
          <chart:axis chart:dimension="x" chart:name="primary-x" chart:style-name="ch5" chartooo:axis-type="auto">
            <chartooo:date-scale/>
            <chart:categories table:cell-range-address="Feuille1.A2:Feuille1.A23"/>
          </chart:axis>
          <chart:axis chart:dimension="y" chart:name="primary-y" chart:style-name="ch6"/>
          <chart:series chart:style-name="ch7" chart:values-cell-range-address="Feuille1.G2:Feuille1.G23" chart:label-cell-address="Feuille1.G1:Feuille1.G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X</text:p>
                <draw:g>
                  <svg:desc>Feuille1.A2:Feuille1.A23</svg:desc>
                </draw:g>
              </table:table-cell>
              <table:table-cell office:value-type="float" office:value="10.5">
                <text:p>10.5</text:p>
                <draw:g>
                  <svg:desc>Feuille1.G2:Feuille1.G23</svg:desc>
                </draw:g>
              </table:table-cell>
            </table:table-row>
            <table:table-row>
              <table:table-cell office:value-type="string">
                <text:p>BUSNOT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DELAUTRE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FLEURY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GAUTI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AGADEC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LAMY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LE GLAUNEC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LEGUILL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PIETRE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LIOEDDINE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ENNI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ET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MONTAGNE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ROBERGE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ROUXE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OISIN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line" chart:style-name="ch1">
        <chart:title svg:x="6.14cm" svg:y="0.37cm" chart:style-name="ch2">
          <text:p>Profil de Rouxel</text:p>
        </chart:title>
        <chart:legend chart:legend-position="end" svg:x="11.674cm" svg:y="3.457cm" style:legend-expansion="high" chart:style-name="ch3"/>
        <chart:plot-area chart:style-name="ch4" table:cell-range-address="Feuille1.A1:Feuille1.G1 Feuille1.A22:Feuille1.G22 Feuille1.A25:Feuille1.A27 Feuille1.C25:Feuille1.G27" chart:data-source-has-labels="both" svg:x="0.319cm" svg:y="1.275cm" svg:width="11.036cm" svg:height="7.551cm">
          <chartooo:coordinate-region svg:x="0.888cm" svg:y="1.474cm" svg:width="9.712cm" svg:height="6.705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B22" chart:class="chart:line">
            <chart:data-point chart:repeated="5"/>
          </chart:series>
          <chart:series chart:style-name="ch8" chart:values-cell-range-address="Feuille1.C26:Feuille1.G26" chart:label-cell-address="Feuille1.A26:Feuille1.A26" chart:class="chart:line">
            <chart:data-point chart:repeated="5"/>
          </chart:series>
          <chart:series chart:style-name="ch9" chart:values-cell-range-address="Feuille1.C25:Feuille1.G25" chart:label-cell-address="Feuille1.A25:Feuille1.A25" chart:class="chart:line">
            <chart:data-point chart:repeated="5"/>
          </chart:series>
          <chart:series chart:style-name="ch10" chart:values-cell-range-address="Feuille1.C27:Feuille1.G27" chart:label-cell-address="Feuille1.A27:Feuille1.A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ROUXEL Marc</text:p>
                <text:list>
                  <text:list-item>
                    <text:p>ROUXEL</text:p>
                  </text:list-item>
                  <text:list-item>
                    <text:p>Marc</text:p>
                  </text:list-item>
                </text:list>
                <draw:g>
                  <svg:desc>Feuille1.A22:Feuille1.B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Basse</text:p>
                <draw:g>
                  <svg:desc>Feuille1.A26:Feuille1.A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yenne</text:p>
                <draw:g>
                  <svg:desc>Feuille1.A25:Feuille1.A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0.9280303030303">
                <text:p>10.9280303030303</text:p>
              </table:table-cell>
            </table:table-row>
            <table:table-row>
              <table:table-cell office:value-type="string">
                <text:p>Note la plus haute</text:p>
                <draw:g>
                  <svg:desc>Feuille1.A27:Feuille1.A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